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, 'Microsoft Yahei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egoe UI" svg:font-family="'Segoe UI'" style:font-family-generic="system" style:font-pitch="variable"/>
    <style:font-face style:name="Source Sans Pro" svg:font-family="'Source Sans Pro', 'Microsoft Yahei', sans-serif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e2cd"/>
    </style:style>
    <style:style style:name="P2" style:family="paragraph" style:parent-style-name="Text_20_body">
      <style:text-properties style:font-name="Liberation Sans" fo:font-size="12pt" officeooo:paragraph-rsid="001d84c4" style:font-size-asian="12pt" style:font-size-complex="12pt"/>
    </style:style>
    <style:style style:name="P3" style:family="paragraph" style:parent-style-name="Heading_20_2" style:list-style-name="">
      <style:text-properties fo:font-variant="normal" fo:text-transform="none" fo:color="#000000" loext:opacity="100%" style:font-name="Liberation Sans" fo:letter-spacing="normal" fo:font-style="normal" fo:font-weight="normal" officeooo:rsid="001be2cd" officeooo:paragraph-rsid="001be2cd"/>
    </style:style>
    <style:style style:name="P4" style:family="paragraph" style:parent-style-name="Text_20_body">
      <style:text-properties fo:font-variant="normal" fo:text-transform="none" fo:color="#34343c" loext:opacity="100%" style:font-name="Liberation Sans" fo:font-size="12pt" fo:letter-spacing="normal" fo:font-style="normal" fo:font-weight="normal" officeooo:rsid="001d84c4" officeooo:paragraph-rsid="001d84c4" style:font-size-asian="12pt" style:font-size-complex="12pt"/>
    </style:style>
    <style:style style:name="P5" style:family="paragraph" style:parent-style-name="Text_20_body">
      <style:text-properties officeooo:rsid="001d84c4" officeooo:paragraph-rsid="001d84c4"/>
    </style:style>
    <style:style style:name="P6" style:family="paragraph" style:parent-style-name="Text_20_body">
      <style:text-properties officeooo:rsid="001f792b" officeooo:paragraph-rsid="001f792b"/>
    </style:style>
    <style:style style:name="P7" style:family="paragraph" style:parent-style-name="Text_20_body">
      <style:text-properties officeooo:paragraph-rsid="001f792b"/>
    </style:style>
    <style:style style:name="P8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/>
    </style:style>
    <style:style style:name="P9" style:family="paragraph" style:parent-style-name="Text_20_body" style:list-style-name="L1">
      <style:paragraph-properties fo:text-align="start" style:justify-single-word="false" fo:orphans="2" fo:widows="2"/>
      <style:text-properties officeooo:paragraph-rsid="001f792b"/>
    </style:style>
    <style:style style:name="P10" style:family="paragraph" style:parent-style-name="Text_20_body">
      <style:paragraph-properties fo:text-align="start" style:justify-single-word="false" fo:orphans="2" fo:widows="2"/>
      <style:text-properties officeooo:paragraph-rsid="001f792b"/>
    </style:style>
    <style:style style:name="P11" style:family="paragraph" style:parent-style-name="Text_20_body">
      <style:text-properties fo:font-weight="bold" officeooo:rsid="001f792b" officeooo:paragraph-rsid="001f792b" style:font-weight-asian="bold" style:font-weight-complex="bold"/>
    </style:style>
    <style:style style:name="T1" style:family="text">
      <style:text-properties fo:font-variant="normal" fo:text-transform="none" fo:color="#000000" loext:opacity="100%" style:font-name="Lato" fo:letter-spacing="normal" fo:font-style="normal" fo:font-weight="normal"/>
    </style:style>
    <style:style style:name="T2" style:family="text">
      <style:text-properties fo:font-variant="normal" fo:text-transform="none" fo:color="#34343c" loext:opacity="100%" fo:letter-spacing="normal" fo:font-style="normal" fo:font-weight="normal"/>
    </style:style>
    <style:style style:name="T3" style:family="text">
      <style:text-properties fo:font-variant="normal" fo:text-transform="none" fo:color="#34343c" loext:opacity="100%" fo:letter-spacing="normal" fo:font-style="normal" fo:font-weight="normal" officeooo:rsid="001d84c4"/>
    </style:style>
    <style:style style:name="T4" style:family="text">
      <style:text-properties fo:font-variant="normal" fo:text-transform="none" fo:color="#34343c" loext:opacity="100%" style:font-name="Lato" fo:letter-spacing="normal" fo:font-style="normal" fo:font-weight="normal" officeooo:rsid="001d84c4"/>
    </style:style>
    <style:style style:name="T5" style:family="text">
      <style:text-properties fo:font-variant="normal" fo:text-transform="none" fo:color="#34343c" loext:opacity="100%" style:font-name="Lato" fo:font-size="12pt" fo:letter-spacing="normal" fo:font-style="normal" fo:font-weight="normal" officeooo:rsid="001d84c4" style:font-size-asian="12pt" style:font-size-complex="12pt"/>
    </style:style>
    <style:style style:name="T6" style:family="text">
      <style:text-properties fo:font-variant="normal" fo:text-transform="none" fo:color="#34343c" loext:opacity="100%" style:font-name="Liberation Sans" fo:font-size="12pt" fo:letter-spacing="normal" fo:font-style="normal" fo:font-weight="normal" officeooo:rsid="001d84c4" style:font-size-asian="12pt" style:font-size-complex="12pt"/>
    </style:style>
    <style:style style:name="T7" style:family="text">
      <style:text-properties fo:font-variant="normal" fo:text-transform="none" fo:color="#34343c" loext:opacity="100%" style:font-name="Source Sans Pro" fo:font-size="12pt" fo:letter-spacing="normal" fo:font-style="normal"/>
    </style:style>
    <style:style style:name="T8" style:family="text">
      <style:text-properties fo:font-variant="normal" fo:text-transform="none" fo:color="#34343c" loext:opacity="100%" style:font-name="Source Sans Pro" fo:font-size="12pt" fo:letter-spacing="normal" fo:font-style="normal" fo:font-weight="normal"/>
    </style:style>
    <style:style style:name="T9" style:family="text">
      <style:text-properties fo:font-variant="normal" fo:text-transform="none" fo:color="#34343c" loext:opacity="100%" style:font-name="Source Sans Pro" fo:font-size="12pt" fo:letter-spacing="normal" fo:font-style="normal" fo:font-weight="normal" officeooo:rsid="001f792b"/>
    </style:style>
    <style:style style:name="T10" style:family="text">
      <style:text-properties fo:font-variant="normal" fo:text-transform="none" fo:color="#34343c" loext:opacity="100%" style:font-name="Source Sans Pro" fo:font-size="12pt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34343c" loext:opacity="100%" style:font-name="Source Sans Pro" fo:font-size="12pt" fo:letter-spacing="normal" fo:font-style="normal" fo:font-weight="normal" officeooo:rsid="001f792b" style:font-weight-asian="normal" style:font-weight-complex="normal"/>
    </style:style>
    <style:style style:name="T12" style:family="text">
      <style:text-properties fo:font-variant="normal" fo:text-transform="none" fo:color="#34343c" loext:opacity="100%" style:font-name="Source Sans Pro" fo:font-size="12pt" fo:letter-spacing="normal" fo:font-style="normal" fo:font-weight="normal" officeooo:rsid="001f792b" style:font-weight-asian="normal" style:font-weight-complex="normal" loext:padding="0cm" loext:border="none"/>
    </style:style>
    <style:style style:name="T13" style:family="text">
      <style:text-properties fo:font-variant="normal" fo:text-transform="none" fo:color="#34343c" loext:opacity="100%" style:font-name="Source Sans Pro" fo:font-size="12pt" fo:letter-spacing="normal" fo:font-style="normal" fo:font-weight="bold"/>
    </style:style>
    <style:style style:name="T14" style:family="text">
      <style:text-properties fo:font-variant="normal" fo:text-transform="none" fo:color="#34343c" loext:opacity="100%" style:font-name="Source Sans Pro" fo:font-size="12pt" fo:letter-spacing="normal" fo:font-style="normal" fo:font-weight="bold" officeooo:rsid="001f792b" style:font-weight-asian="bold" style:font-weight-complex="bold"/>
    </style:style>
    <style:style style:name="T15" style:family="text">
      <style:text-properties fo:font-variant="normal" fo:text-transform="none" fo:color="#2f2f2f" loext:opacity="100%" style:font-name="SFMono-Regular" fo:font-size="12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2f2f2f" loext:opacity="100%" style:font-name="SFMono-Regular" fo:font-size="12pt" fo:letter-spacing="normal" fo:font-style="normal" fo:font-weight="normal" officeooo:rsid="001f792b" style:font-weight-asian="normal" style:font-weight-complex="normal" loext:padding="0cm" loext:border="none"/>
    </style:style>
    <style:style style:name="T17" style:family="text">
      <style:text-properties fo:font-variant="normal" fo:text-transform="none" fo:color="#2f2f2f" loext:opacity="100%" style:font-name="SFMono-Regular" fo:font-size="12pt" fo:letter-spacing="normal" fo:font-style="normal" fo:font-weight="bold" officeooo:rsid="001f792b" style:font-weight-asian="bold" style:font-weight-complex="bold" loext:padding="0cm" loext:border="none"/>
    </style:style>
    <style:style style:name="T18" style:family="text">
      <style:text-properties fo:font-variant="normal" fo:text-transform="none" fo:color="#2f2f2f" loext:opacity="100%" style:font-name="SFMono-Regular" fo:font-size="9.75pt" fo:letter-spacing="normal" fo:font-style="normal"/>
    </style:style>
    <style:style style:name="T19" style:family="text">
      <style:text-properties fo:font-variant="normal" fo:text-transform="none" fo:color="#2f2f2f" loext:opacity="100%" style:font-name="SFMono-Regular" fo:font-size="9.75pt" fo:letter-spacing="normal" fo:font-style="normal" fo:font-weight="normal" style:font-weight-asian="normal" style:font-weight-complex="normal"/>
    </style:style>
    <style:style style:name="T20" style:family="text">
      <style:text-properties fo:font-variant="normal" fo:text-transform="none" fo:color="#2f2f2f" loext:opacity="100%" style:font-name="SFMono-Regular" fo:font-size="9.75pt" fo:letter-spacing="normal" fo:font-style="normal" fo:font-weight="bold" style:font-weight-asian="bold" style:font-weight-complex="bold"/>
    </style:style>
    <style:style style:name="T21" style:family="text">
      <style:text-properties officeooo:rsid="001d84c4"/>
    </style:style>
    <style:style style:name="T22" style:family="text">
      <style:text-properties officeooo:rsid="001f792b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1.Introducción</text:h>
      <text:p text:style-name="P1"/>
      <text:p text:style-name="P2"><text:span text:style-name="T21">La </text:span><text:span text:style-name="T2">validación de los formularios se realiza tanto en el lado del cliente como en el del servidor </text:span><text:span text:style-name="T3">y la más importante es la de servidor para evitar peticiones postman o curl, pero con JavaScript te puede ayudar a autocompletar campos descargar datos o tratar con imágenes.</text:span></text:p>
      <text:h text:style-name="Heading_20_2" text:outline-level="2"><text:bookmark text:name="modificación-de-los-inputs-de-un-formulario"/><text:span text:style-name="T5">2.</text:span><text:span text:style-name="T4">Modificación de los inputs de un formulario</text:span></text:h>
      <text:p text:style-name="Text_20_body"><text:line-break/><text:span text:style-name="T6">El contenido de los campos de entrada se puede visualizar y modificar mediante el value.</text:span></text:p>
      <text:p text:style-name="P4">Además los elementos select se utilizan los atributos options y selectIndex</text:p>
      <text:h text:style-name="Heading_20_2" text:outline-level="2">3.Ciclo del formulario con JavaScript </text:h>
      <text:p text:style-name="P5">Podemos interceptar y detener el ciclo para validarlo y enviarlo usando JavaScript. Podemos evitar tener un botón submit y controlar el proceso. Si el formulario envía datos, JavaScript pierde el control y para evitar eso podemos usar preventDefault( ) </text:p>
      <text:h text:style-name="Heading_20_2" text:outline-level="2"><text:span text:style-name="T22">4.</text:span><text:bookmark text:name="validación-de-formularios"/><text:span text:style-name="T1">Validación de formularios</text:span></text:h>
      <text:h text:style-name="Heading_20_4" text:outline-level="4"><text:span text:style-name="T22">4.1.Expresiones Regulares</text:span><text:line-break/></text:h>
      <text:p text:style-name="Text_20_body">-<text:span text:style-name="T22">[..]comprueba si lo que hay dentro esta</text:span></text:p>
      <text:list xml:id="list1457604444" text:style-name="L1">
        <text:list-item>
          <text:p text:style-name="P8"><text:span text:style-name="Source_20_Text"><text:span text:style-name="T15">[abc]</text:span></text:span><text:span text:style-name="T8">: cualquier carácter de los indicados (‘a’ o ‘b’ o ‘c’)</text:span></text:p>
        </text:list-item>
        <text:list-item>
          <text:p text:style-name="P8"><text:span text:style-name="Source_20_Text"><text:span text:style-name="T15">[^abc]</text:span></text:span><text:span text:style-name="T8">: cualquiera excepto los indicados</text:span></text:p>
        </text:list-item>
        <text:list-item>
          <text:p text:style-name="P8"><text:span text:style-name="Source_20_Text"><text:span text:style-name="T15">[a-z]</text:span></text:span><text:span text:style-name="T8">: cualquier minúscula (el carácter ‘-‘ indica el rango entre ‘a’ y ‘z’, incluidas)</text:span></text:p>
        </text:list-item>
        <text:list-item>
          <text:p text:style-name="P9"><text:span text:style-name="Source_20_Text"><text:span text:style-name="T15">[a-zA-Z]</text:span></text:span><text:span text:style-name="T8">: cualquier letr</text:span><text:span text:style-name="T9">a</text:span></text:p>
        </text:list-item>
      </text:list>
      <text:p text:style-name="P10"><text:span text:style-name="Strong_20_Emphasis"><text:span text:style-name="T13">Metacaracteres</text:span></text:span><text:span text:style-name="T8">:</text:span></text:p>
      <text:p text:style-name="P10"><text:span text:style-name="Source_20_Text"><text:span text:style-name="T15">.</text:span></text:span><text:span text:style-name="T8">(punto): un único carácter, sea el que sea</text:span></text:p>
      <text:p text:style-name="P10"><text:span text:style-name="Source_20_Text"><text:span text:style-name="T15">\d</text:span></text:span><text:span text:style-name="T8">: un dígito (</text:span><text:span text:style-name="Source_20_Text"><text:span text:style-name="T15">\D</text:span></text:span><text:span text:style-name="T8">: cualquier cosa menos dígito)</text:span></text:p>
      <text:p text:style-name="P10"><text:span text:style-name="Source_20_Text"><text:span text:style-name="T15">\s</text:span></text:span><text:span text:style-name="T8">: espacio en blanco (</text:span><text:span text:style-name="Source_20_Text"><text:span text:style-name="T15">\S</text:span></text:span><text:span text:style-name="T8">: lo opuesto)</text:span></text:p>
      <text:p text:style-name="P10"><text:span text:style-name="Source_20_Text"><text:span text:style-name="T15">\w</text:span></text:span><text:span text:style-name="T8">: una palabra o carácter alfanumérico (</text:span><text:span text:style-name="Source_20_Text"><text:span text:style-name="T15">\W</text:span></text:span><text:span text:style-name="T8"> lo contrario)</text:span></text:p>
      <text:p text:style-name="P10"><text:span text:style-name="Source_20_Text"><text:span text:style-name="T15">\b</text:span></text:span><text:span text:style-name="T8">: delimitador de palabra (espacio, ppio, fin)</text:span></text:p>
      <text:p text:style-name="P10"><text:span text:style-name="Source_20_Text"><text:span text:style-name="T15">\n</text:span></text:span><text:span text:style-name="T8">: nueva línea</text:span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oft-page-break/><text:span text:style-name="Strong_20_Emphasis"><text:span text:style-name="T13">Cuantificadores</text:span></text:span><text:span text:style-name="T8">:</text:span></text:p>
      <text:p text:style-name="P10"><text:span text:style-name="Source_20_Text"><text:span text:style-name="T15">+:</text:span></text:span><text:span text:style-name="T8"> al menos 1 vez (ej. </text:span><text:span text:style-name="Source_20_Text"><text:span text:style-name="T15">[0-9]+ al menos un dígito</text:span></text:span><text:span text:style-name="T8">)</text:span></text:p>
      <text:p text:style-name="P10"><text:span text:style-name="Source_20_Text"><text:span text:style-name="T15">*:</text:span></text:span><text:span text:style-name="T8"> 0 o más veces</text:span></text:p>
      <text:p text:style-name="P10"><text:span text:style-name="Source_20_Text"><text:span text:style-name="T15">?:</text:span></text:span><text:span text:style-name="T8"> 0 o 1 vez</text:span></text:p>
      <text:p text:style-name="P10"><text:span text:style-name="Source_20_Text"><text:span text:style-name="T15">{n}</text:span></text:span><text:span text:style-name="T8">: n caracteres (ej. </text:span><text:span text:style-name="Source_20_Text"><text:span text:style-name="T15">[0-9]{5} = 5 dígitos</text:span></text:span><text:span text:style-name="T8">)</text:span></text:p>
      <text:p text:style-name="P10"><text:span text:style-name="Source_20_Text"><text:span text:style-name="T15">{n,}</text:span></text:span><text:span text:style-name="T8">: n o más caracteres</text:span></text:p>
      <text:p text:style-name="P10"><text:span text:style-name="Source_20_Text"><text:span text:style-name="T15">{n,m}</text:span></text:span><text:span text:style-name="T8">: entre n y m caracteres</text:span></text:p>
      <text:p text:style-name="P10"><text:span text:style-name="Source_20_Text"><text:span text:style-name="T15">^:</text:span></text:span><text:span text:style-name="T8"> al ppio de la cadena (ej.: </text:span><text:span text:style-name="Source_20_Text"><text:span text:style-name="T15">^[a-zA-Z]</text:span></text:span><text:span text:style-name="T8"> = empieza por letra)</text:span></text:p>
      <text:p text:style-name="P10"><text:span text:style-name="Source_20_Text"><text:span text:style-name="T15">$:</text:span></text:span><text:span text:style-name="T8"> al final de la cadena (ej.: </text:span><text:span text:style-name="Source_20_Text"><text:span text:style-name="T15">[0-9]$</text:span></text:span><text:span text:style-name="T8"> = que acabe en dígito)</text:span></text:p>
      <text:p text:style-name="P10"><text:span text:style-name="Strong_20_Emphasis"><text:span text:style-name="T13">Modificadores</text:span></text:span><text:span text:style-name="T8">:</text:span></text:p>
      <text:p text:style-name="P10"><text:span text:style-name="Source_20_Text"><text:span text:style-name="T15">/i</text:span></text:span><text:span text:style-name="T8">: que no distinga entre mayúsculas y minúsculas (Ej. </text:span><text:span text:style-name="Source_20_Text"><text:span text:style-name="T15">/html/i</text:span></text:span><text:span text:style-name="T8"> = buscará html, Html, HTML, …)</text:span></text:p>
      <text:p text:style-name="P10"><text:span text:style-name="Source_20_Text"><text:span text:style-name="T15">/g</text:span></text:span><text:span text:style-name="T8">: búsqueda global, busca todas las coincidencias y no sólo la primera</text:span></text:p>
      <text:p text:style-name="P10"><text:span text:style-name="Source_20_Text"><text:span text:style-name="T15">/m</text:span></text:span><text:span text:style-name="T8">: busca en más de 1 línea (para cadenas con saltos de línea)</text:span></text:p>
      <text:p text:style-name="P6"/>
      <text:h text:style-name="Heading_20_2" text:outline-level="2"><text:span text:style-name="T22">4.2.</text:span><text:bookmark text:name="validación-mediante-la-api-de-validación-de-formularios"/><text:span text:style-name="T1">Validación mediante la API de validación de formularios</text:span></text:h>
      <text:p text:style-name="Text_20_body"><text:line-break/><text:span text:style-name="T8">Mediante JavaScript tenemos acceso a todos los campos del formulario por lo que podemos hacer la validación como queramo</text:span><text:span text:style-name="T9">s, para facilitarla utilizamos la API de validación y nos da las ventajas:</text:span></text:p>
      <text:p text:style-name="Text_20_body"><text:span text:style-name="T9">-Los requisitos de validación de cada campo están como atributos HTML de dicho campo por lo que son fáciles de ver.</text:span></text:p>
      <text:p text:style-name="Text_20_body"><text:span text:style-name="T9">-Evitamos la mayor parte del código dedicado a ver si es válido </text:span></text:p>
      <text:p text:style-name="Text_20_body"><text:span text:style-name="T9">-Aprovechamos las clases : valid o :invalid que el navegador pone automáticamente.</text:span></text:p>
      <text:p text:style-name="P11"><text:span text:style-name="T7">Principales propiedades:</text:span></text:p>
      <text:p text:style-name="P11"><text:span text:style-name="T7">-checkValidity( ): </text:span><text:span text:style-name="T10">Método boolean que dice si el campo es válido o no.</text:span></text:p>
      <text:p text:style-name="P11"><text:span text:style-name="T7">setCustomValidity( mensaje ) </text:span><text:span text:style-name="T10">: Añade un error personalizado al camppo con el mensaje pasado como parámetro.</text:span></text:p>
      <text:p text:style-name="P11"><text:span text:style-name="T7">-validationMessage( ) </text:span><text:span text:style-name="T10">Si no es válido un campo te dice el error.</text:span></text:p>
      <text:p text:style-name="P11"><text:span text:style-name="T10"/></text:p>
      <text:p text:style-name="P11"><text:span text:style-name="T10"/></text:p>
      <text:p text:style-name="P11"><text:soft-page-break/><text:span text:style-name="T7">-validity </text:span><text:span text:style-name="T10">es un objeto que tiene distintas propiedades:</text:span></text:p>
      <text:p text:style-name="P11"><text:span text:style-name="T10">-</text:span><text:span text:style-name="T18">valueMissing</text:span><text:span text:style-name="T10"> : Indica si no se cumple el atributo required</text:span></text:p>
      <text:p text:style-name="P11"><text:span text:style-name="T10">-</text:span><text:span text:style-name="T18">typeMismatch</text:span><text:span text:style-name="T10"> : Indica si no se cumple el atributo type</text:span></text:p>
      <text:p text:style-name="P7"><text:span text:style-name="T11">-</text:span><text:span text:style-name="T20">patternMismatch</text:span><text:span text:style-name="T10"> </text:span><text:span text:style-name="T11">: <text:s/>Indica si no se cumple con el pattern indicado en su atributo</text:span></text:p>
      <text:p text:style-name="P7"><text:span text:style-name="Source_20_Text"><text:span text:style-name="T17">tooShort</text:span></text:span><text:span text:style-name="T14">/</text:span><text:span text:style-name="Source_20_Text"><text:span text:style-name="T17">tooLong</text:span></text:span><text:span text:style-name="T14">:</text:span><text:span text:style-name="T11"> indica si no se cumple el atributo minlength o maxlength</text:span></text:p>
      <text:p text:style-name="P7"><text:span text:style-name="Source_20_Text"><text:span text:style-name="T17">rangeUnderflow </text:span></text:span><text:span text:style-name="T14">/ </text:span><text:span text:style-name="Source_20_Text"><text:span text:style-name="T17">rangeOverflow</text:span></text:span><text:span text:style-name="T14">:</text:span><text:span text:style-name="T11"> indica si no se cumple el atributo </text:span><text:span text:style-name="Source_20_Text"><text:span text:style-name="T16">min </text:span></text:span><text:span text:style-name="Source_20_Text"><text:span text:style-name="T12">o </text:span></text:span><text:span text:style-name="Source_20_Text"><text:span text:style-name="T16">max</text:span></text:span><text:span text:style-name="T11">.</text:span></text:p>
      <text:p text:style-name="P7"><text:span text:style-name="Source_20_Text"><text:span text:style-name="T17">stepMismatch</text:span></text:span><text:span text:style-name="T11">: indica si no se cumple el atributo </text:span></text:p>
      <text:p text:style-name="P7"><text:span text:style-name="T14">step</text:span><text:span text:style-name="Source_20_Text"><text:span text:style-name="T17">customError</text:span></text:span><text:span text:style-name="T11">: indica al campo se le ha puesto un error personalizado con setCustomValidity</text:span></text:p>
      <text:p text:style-name="P7"><text:span text:style-name="Source_20_Text"><text:span text:style-name="T17">valid</text:span></text:span><text:span text:style-name="T11">: indica si es campo es válido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, 'Microsoft Yahei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egoe UI" svg:font-family="'Segoe UI'" style:font-family-generic="system" style:font-pitch="variable"/>
    <style:font-face style:name="Source Sans Pro" svg:font-family="'Source Sans Pro', 'Microsoft Yahei', sans-serif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2-04T14:10:15.475000000</dc:date>
    <meta:editing-duration>PT2H41M12S</meta:editing-duration>
    <meta:editing-cycles>6</meta:editing-cycles>
    <meta:generator>LibreOffice/7.4.2.3$Windows_X86_64 LibreOffice_project/382eef1f22670f7f4118c8c2dd222ec7ad009daf</meta:generator>
    <meta:document-statistic meta:table-count="0" meta:image-count="0" meta:object-count="0" meta:page-count="3" meta:paragraph-count="52" meta:word-count="546" meta:character-count="3265" meta:non-whitespace-character-count="2766"/>
  </office:meta>
</office:document-meta>
</file>